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6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6.21pt"/>
    </style:style>
    <style:style style:name="co4" style:family="table-column">
      <style:table-column-properties fo:break-before="auto" style:column-width="41.44pt"/>
    </style:style>
    <style:style style:name="co5" style:family="table-column">
      <style:table-column-properties fo:break-before="auto" style:column-width="114.35pt"/>
    </style:style>
    <style:style style:name="co6" style:family="table-column">
      <style:table-column-properties fo:break-before="auto" style:column-width="77.9pt"/>
    </style:style>
    <style:style style:name="ro1" style:family="table-row">
      <style:table-row-properties style:row-height="23.5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34.81pt" fo:break-before="auto" style:use-optimal-row-height="true"/>
    </style:style>
    <style:style style:name="ro4" style:family="table-row">
      <style:table-row-properties style:row-height="23.7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fo:wrap-option="wrap" style:vertical-align="botto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emo1" table:style-name="ta1">
        <table:shapes>
          <draw:frame draw:z-index="0" draw:name="http://quickfacts.census.gov/qfd/img/infoicon.gif" draw:style-name="gr1" draw:text-style-name="P1" svg:width="7.29pt" svg:height="7.29pt" svg:x="0pt" svg:y="25.6pt">
            <draw:image xlink:href="http://quickfacts.census.gov/qfd/img/infoicon.gif" xlink:type="simple" xlink:show="embed" xlink:actuate="onLoad">
              <text:p/>
            </draw:image>
          </draw:frame>
          <draw:frame draw:z-index="1" draw:name="http://quickfacts.census.gov/qfd/img/infoicon.gif" draw:style-name="gr1" draw:text-style-name="P1" svg:width="7.29pt" svg:height="7.29pt" svg:x="0pt" svg:y="51.19pt">
            <draw:image xlink:href="http://quickfacts.census.gov/qfd/img/infoicon.gif" xlink:type="simple" xlink:show="embed" xlink:actuate="onLoad">
              <text:p/>
            </draw:image>
          </draw:frame>
          <draw:frame draw:z-index="2" draw:name="http://quickfacts.census.gov/qfd/img/infoicon.gif" draw:style-name="gr1" draw:text-style-name="P1" svg:width="7.29pt" svg:height="7.29pt" svg:x="0pt" svg:y="76.79pt">
            <draw:image xlink:href="http://quickfacts.census.gov/qfd/img/infoicon.gif" xlink:type="simple" xlink:show="embed" xlink:actuate="onLoad">
              <text:p/>
            </draw:image>
          </draw:frame>
          <draw:frame draw:z-index="3" draw:name="http://quickfacts.census.gov/qfd/img/infoicon.gif" draw:style-name="gr1" draw:text-style-name="P1" svg:width="7.29pt" svg:height="7.29pt" svg:x="0pt" svg:y="102.39pt">
            <draw:image xlink:href="http://quickfacts.census.gov/qfd/img/infoicon.gif" xlink:type="simple" xlink:show="embed" xlink:actuate="onLoad">
              <text:p/>
            </draw:image>
          </draw:frame>
          <draw:frame draw:z-index="4" draw:name="http://quickfacts.census.gov/qfd/img/infoicon.gif" draw:style-name="gr1" draw:text-style-name="P1" svg:width="7.29pt" svg:height="7.29pt" svg:x="0pt" svg:y="127.98pt">
            <draw:image xlink:href="http://quickfacts.census.gov/qfd/img/infoicon.gif" xlink:type="simple" xlink:show="embed" xlink:actuate="onLoad">
              <text:p/>
            </draw:image>
          </draw:frame>
          <draw:frame draw:z-index="5" draw:name="http://quickfacts.census.gov/qfd/img/infoicon.gif" draw:style-name="gr1" draw:text-style-name="P1" svg:width="7.29pt" svg:height="7.29pt" svg:x="0pt" svg:y="153.58pt">
            <draw:image xlink:href="http://quickfacts.census.gov/qfd/img/infoicon.gif" xlink:type="simple" xlink:show="embed" xlink:actuate="onLoad">
              <text:p/>
            </draw:image>
          </draw:frame>
          <draw:frame draw:z-index="6" draw:style-name="gr2" draw:text-style-name="P1" svg:width="453.51pt" svg:height="255.09pt" svg:x="241.85pt" svg:y="23.27pt">
            <loext:p draw:notify-on-update-of-ranges="Demo1.A1:Demo1.A7 Demo1.B1:Demo1.B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2"/>
        <table:table-row table:style-name="ro1">
          <table:table-cell office:value-type="string" calcext:value-type="string">
            <text:p>African American alone, percent, 2013 (a)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1">
          <table:table-cell office:value-type="string" calcext:value-type="string">
            <text:p><text:a xlink:href="http://quickfacts.census.gov/qfd/meta/long_RHI325213.htm" xlink:type="simple"> </text:a> American Indian and Alaska Native alone, percent, 2013 (a)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2">
          <table:table-cell office:value-type="string" calcext:value-type="string">
            <text:p><text:a xlink:href="http://quickfacts.census.gov/qfd/meta/long_RHI425213.htm" xlink:type="simple"> </text:a> Asian alone, percent, 2013 (a)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3">
          <table:table-cell office:value-type="string" calcext:value-type="string">
            <text:p><text:a xlink:href="http://quickfacts.census.gov/qfd/meta/long_RHI525213.htm" xlink:type="simple"> </text:a> Native Hawaiian and Other Pacific Islander alone, percent, 2013 (a)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1">
          <table:table-cell office:value-type="string" calcext:value-type="string">
            <text:p><text:a xlink:href="http://quickfacts.census.gov/qfd/meta/long_RHI625213.htm" xlink:type="simple"> </text:a> Two or More Races, percent, 2013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1">
          <table:table-cell office:value-type="string" calcext:value-type="string">
            <text:p><text:a xlink:href="http://quickfacts.census.gov/qfd/meta/long_RHI725213.htm" xlink:type="simple"> </text:a> Hispanic or Latino, percent, 2013 (b)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1">
          <table:table-cell office:value-type="string" calcext:value-type="string">
            <text:p><text:a xlink:href="http://quickfacts.census.gov/qfd/meta/long_RHI825213.htm" xlink:type="simple"> </text:a> White alone, not Hispanic or Latino, percent, 2013</text:p>
          </table:table-cell>
          <table:table-cell office:value-type="percentage" office:value="0.626" calcext:value-type="percentage">
            <text:p>62.60%</text:p>
          </table:table-cell>
        </table:table-row>
        <table:table-row table:style-name="ro2">
          <table:table-cell table:style-name="Default"/>
          <table:table-cell table:formula="of:=SUM([.B1:.B7])" office:value-type="percentage" office:value="1.02" calcext:value-type="percentage">
            <text:p>102.00%</text:p>
          </table:table-cell>
        </table:table-row>
      </table:table>
      <table:table table:name="Demo2" table:style-name="ta1">
        <table:shapes>
          <draw:frame draw:z-index="0" draw:style-name="gr2" draw:text-style-name="P1" svg:width="453.4pt" svg:height="255.15pt" svg:x="273.88pt" svg:y="43.48pt">
            <loext:p draw:notify-on-update-of-ranges="Demo2.A1:Demo2.A8 Demo2.B1:Demo2.B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ce1"/>
        <table:table-column table:style-name="co4" table:default-cell-style-name="ce2"/>
        <table:table-row table:style-name="ro4">
          <table:table-cell office:value-type="string" calcext:value-type="string">
            <text:p>African American alone, percent, 2013 (a)</text:p>
          </table:table-cell>
          <table:table-cell office:value-type="percentage" office:value="0.132" calcext:value-type="percentage">
            <text:p>13.20%</text:p>
          </table:table-cell>
        </table:table-row>
        <table:table-row table:style-name="ro1">
          <table:table-cell office:value-type="string" calcext:value-type="string">
            <text:p>American Indian and Alaska Native alone, percent, 2013 (a)</text:p>
          </table:table-cell>
          <table:table-cell office:value-type="percentage" office:value="0.012" calcext:value-type="percentage">
            <text:p>1.20%</text:p>
          </table:table-cell>
        </table:table-row>
        <table:table-row table:style-name="ro2">
          <table:table-cell office:value-type="string" calcext:value-type="string">
            <text:p>Asian alone, percent, 2013 (a)</text:p>
          </table:table-cell>
          <table:table-cell office:value-type="percentage" office:value="0.053" calcext:value-type="percentage">
            <text:p>5.30%</text:p>
          </table:table-cell>
        </table:table-row>
        <table:table-row table:style-name="ro1">
          <table:table-cell office:value-type="string" calcext:value-type="string">
            <text:p>Native Hawaiian &amp; Other Pacific Islander alone, percent, 2013 (a)</text:p>
          </table:table-cell>
          <table:table-cell office:value-type="percentage" office:value="0.002" calcext:value-type="percentage">
            <text:p>0.20%</text:p>
          </table:table-cell>
        </table:table-row>
        <table:table-row table:style-name="ro2">
          <table:table-cell office:value-type="string" calcext:value-type="string">
            <text:p>Two or More Races, percent, 2013</text:p>
          </table:table-cell>
          <table:table-cell office:value-type="percentage" office:value="0.024" calcext:value-type="percentage">
            <text:p>2.40%</text:p>
          </table:table-cell>
        </table:table-row>
        <table:table-row table:style-name="ro2">
          <table:table-cell office:value-type="string" calcext:value-type="string">
            <text:p>Hispanic or Latino, percent, 2013 (b)</text:p>
          </table:table-cell>
          <table:table-cell office:value-type="percentage" office:value="0.171" calcext:value-type="percentage">
            <text:p>17.10%</text:p>
          </table:table-cell>
        </table:table-row>
        <table:table-row table:style-name="ro2">
          <table:table-cell table:style-name="ce3" office:value-type="string" calcext:value-type="string">
            <text:p>White alone, Male (49.2%)</text:p>
          </table:table-cell>
          <table:table-cell table:formula="of:=0.626 * 0.492" office:value-type="percentage" office:value="0.307992" calcext:value-type="percentage">
            <text:p>30.80%</text:p>
          </table:table-cell>
        </table:table-row>
        <table:table-row table:style-name="ro2">
          <table:table-cell table:style-name="ce3" office:value-type="string" calcext:value-type="string">
            <text:p>White alone, Female (50.8%)</text:p>
          </table:table-cell>
          <table:table-cell table:formula="of:=0.626 * 0.508" office:value-type="percentage" office:value="0.318008" calcext:value-type="percentage">
            <text:p>31.80%</text:p>
          </table:table-cell>
        </table:table-row>
        <table:table-row table:style-name="ro2">
          <table:table-cell table:style-name="Default"/>
          <table:table-cell table:style-name="Default" table:formula="of:=SUM([.B1:.B8])" office:value-type="float" office:value="1.02" calcext:value-type="float">
            <text:p>1.02</text:p>
          </table:table-cell>
        </table:table-row>
      </table:table>
      <table:table table:name="PPP" table:style-name="ta1">
        <table:shapes>
          <draw:frame draw:z-index="0" draw:style-name="gr2" draw:text-style-name="P1" svg:width="486.77pt" svg:height="273.88pt" svg:x="206.79pt" svg:y="38.41pt">
            <loext:p draw:notify-on-update-of-ranges="PPP.A2:PPP.A8 PPP.B1:PPP.B1 PPP.B2:PPP.B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4" office:value-type="string" calcext:value-type="string">
            <text:p>Axes</text:p>
          </table:table-cell>
          <table:table-cell table:style-name="ce4" office:value-type="string" calcext:value-type="string">
            <text:p>Privilege Index</text:p>
          </table:table-cell>
        </table:table-row>
        <table:table-row table:style-name="ro2">
          <table:table-cell office:value-type="string" calcext:value-type="string">
            <text:p>CIS <text:s/>Gendered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Heterosexual vs. Other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ducational background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Wealth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Income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number:number-style style:name="N123">
      <number:number number:decimal-places="4" loext:min-decimal-places="4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20:35:55.46265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7:45:55.174885000</meta:creation-date>
    <dc:date>2015-09-03T20:38:07.192376000</dc:date>
    <meta:editing-duration>PT1H28M53S</meta:editing-duration>
    <meta:editing-cycles>8</meta:editing-cycles>
    <meta:generator>LibreOffice/5.0.0.5$MacOSX_X86_64 LibreOffice_project/1b1a90865e348b492231e1c451437d7a15bb262b</meta:generator>
    <meta:document-statistic meta:table-count="3" meta:cell-count="48" meta:object-count="9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83cm" svg:y="0.315cm" chart:style-name="ch2">
          <text:p>US Population 2013</text:p>
        </chart:title>
        <chart:legend chart:legend-position="end" svg:x="5.433cm" svg:y="2.263cm" style:legend-expansion="high" chart:style-name="ch3"/>
        <chart:plot-area chart:style-name="ch4" table:cell-range-address="Demo1.A1:Demo1.B7" chart:data-source-has-labels="column" svg:x="0.32cm" svg:y="1.288cm" svg:width="4.793cm" svg:height="7.532cm">
          <chartooo:coordinate-region svg:x="0.32cm" svg:y="2.658cm" svg:width="4.793cm" svg:height="4.793cm"/>
          <chart:axis chart:dimension="x" chart:name="primary-x" chart:style-name="ch5" chartooo:axis-type="auto">
            <chartooo:date-scale/>
            <chart:categories table:cell-range-address="Demo1.A1:Demo1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Demo1.B1:Demo1.B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, percent, 2013 (a)</text:p>
                <draw:g>
                  <svg:desc>Demo1.A1:Demo1.A7</svg:desc>
                </draw:g>
              </table:table-cell>
              <table:table-cell office:value-type="float" office:value="0.132">
                <text:p>0.132</text:p>
                <draw:g>
                  <svg:desc>Demo1.B1:Demo1.B7</svg:desc>
                </draw:g>
              </table:table-cell>
            </table:table-row>
            <table:table-row>
              <table:table-cell office:value-type="string">
                <text:p>  American Indian and Alaska Native alone, percent, 2013 (a)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  Asian alone, percent, 2013 (a)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  Native Hawaiian and Other Pacific Islander alone, percent, 2013 (a)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  Two or More Races, percent, 20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  Hispanic or Latino, percent, 2013 (b)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  White alone, not Hispanic or Latino, percent, 2013</text:p>
              </table:table-cell>
              <table:table-cell office:value-type="float" office:value="0.626">
                <text:p>0.6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6cm" svg:height="9.002cm" xlink:href=".." xlink:type="simple" chart:class="chart:circle" chart:style-name="ch1">
        <chart:title svg:x="5.881cm" svg:y="0.315cm" chart:style-name="ch2">
          <text:p>US Population 2013</text:p>
        </chart:title>
        <chart:subtitle svg:x="5.457cm" svg:y="1.289cm" chart:style-name="ch3">
          <text:p>"White alone" split by gender</text:p>
        </chart:subtitle>
        <chart:legend chart:legend-position="end" svg:x="5.409cm" svg:y="2.462cm" style:legend-expansion="high" chart:style-name="ch4"/>
        <chart:plot-area chart:style-name="ch5" table:cell-range-address="Demo2.A1:Demo2.B8" chart:data-source-has-labels="column" svg:x="0.319cm" svg:y="2.138cm" svg:width="4.771cm" svg:height="6.684cm">
          <chartooo:coordinate-region svg:x="0.319cm" svg:y="3.095cm" svg:width="4.771cm" svg:height="4.771cm"/>
          <chart:axis chart:dimension="x" chart:name="primary-x" chart:style-name="ch6" chartooo:axis-type="auto">
            <chartooo:date-scale/>
            <chart:categories table:cell-range-address="Demo2.A1:Demo2.A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Demo2.B1:Demo2.B8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frican American alone, percent, 2013 (a)</text:p>
                <draw:g>
                  <svg:desc>Demo2.A1:Demo2.A8</svg:desc>
                </draw:g>
              </table:table-cell>
              <table:table-cell office:value-type="float" office:value="0.132">
                <text:p>0.132</text:p>
                <draw:g>
                  <svg:desc>Demo2.B1:Demo2.B8</svg:desc>
                </draw:g>
              </table:table-cell>
            </table:table-row>
            <table:table-row>
              <table:table-cell office:value-type="string">
                <text:p>American Indian and Alaska Native alone, percent, 2013 (a)</text:p>
              </table:table-cell>
              <table:table-cell office:value-type="float" office:value="0.012">
                <text:p>0.012</text:p>
              </table:table-cell>
            </table:table-row>
            <table:table-row>
              <table:table-cell office:value-type="string">
                <text:p>Asian alone, percent, 2013 (a)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Native Hawaiian &amp; Other Pacific Islander alone, percent, 2013 (a)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wo or More Races, percent, 201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Hispanic or Latino, percent, 2013 (b)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White alone, Male (49.2%)</text:p>
              </table:table-cell>
              <table:table-cell office:value-type="float" office:value="0.307992">
                <text:p>0.307992</text:p>
              </table:table-cell>
            </table:table-row>
            <table:table-row>
              <table:table-cell office:value-type="string">
                <text:p>White alone, Female (50.8%)</text:p>
              </table:table-cell>
              <table:table-cell office:value-type="float" office:value="0.318008">
                <text:p>0.31800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draw:stroke="dash" draw:stroke-dash="Ultrafine_20_2_20_Dots_20_3_20_Dashes"/>
    </style:style>
    <style:style style:name="ch9" style:family="chart">
      <style:graphic-properties draw:stroke="dash" draw:stroke-dash="_32__20_Dots_20_1_20_Dash" svg:stroke-color="#ff420e"/>
    </style:style>
    <style:style style:name="ch10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3cm" svg:height="9.663cm" xlink:href=".." xlink:type="simple" chart:class="chart:filled-radar" chart:style-name="ch1">
        <chart:title svg:x="5.943cm" svg:y="0.328cm" chart:style-name="ch2">
          <text:p>Personal Privilege Profile</text:p>
        </chart:title>
        <chart:legend chart:legend-position="end" svg:x="14.116cm" svg:y="4.532cm" style:legend-expansion="high" chart:style-name="ch3"/>
        <chart:plot-area chart:style-name="ch4" table:cell-range-address="PPP.A2:PPP.B8 PPP.B1:PPP.B1" chart:data-source-has-labels="both" svg:x="0.343cm" svg:y="1.314cm" svg:width="13.43cm" svg:height="8.156cm">
          <chartooo:coordinate-region svg:x="4.3cm" svg:y="2.255cm" svg:width="6.65cm" svg:height="6.65cm"/>
          <chart:axis chart:dimension="x" chart:name="primary-x" chart:style-name="ch5" chartooo:axis-type="auto">
            <chartooo:date-scale/>
            <chart:categories table:cell-range-address="PPP.A2:PPP.A8"/>
            <chart:grid chart:style-name="ch6" chart:class="min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PPP.B2:PPP.B8" chart:label-cell-address="PPP.B1:PPP.B1" chart:class="chart:filled-rad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ivilege Index</text:p>
                <draw:g>
                  <svg:desc>PPP.B1:PPP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IS  Gendered</text:p>
                <draw:g>
                  <svg:desc>PPP.A2:PPP.A8</svg:desc>
                </draw:g>
              </table:table-cell>
              <table:table-cell office:value-type="float" office:value="10">
                <text:p>10</text:p>
                <draw:g>
                  <svg:desc>PPP.B2:PPP.B8</svg:desc>
                </draw:g>
              </table:table-cell>
            </table:table-row>
            <table:table-row>
              <table:table-cell office:value-type="string">
                <text:p>Heterosexual vs. Other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Male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hit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ducational backgroun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Wealth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Income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0.5$MacOSX_X86_64 LibreOffice_project/1b1a90865e348b492231e1c451437d7a15bb262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